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color="#FF0000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ct Statement</text:p>
      <text:p text:style-name="Normal">You must write a program in the Python programming language [2] that can build a non-deterministic finite automaton (NFA) from a regular expression, and can use the NFA to check if the regular expression matches any<text:s/>given string of text.</text:p>
      <text:p text:style-name="Normal"/>
      <text:p text:style-name="P2">You must write the program from scratch and cannot use the re package from the Python standard library nor any other external library.</text:p>
      <text:p text:style-name="Normal"/>
      <text:p text:style-name="Normal">A regular expression is a string containing a series of characters, some of which may have a special meaning. For example, the three characters ., |, and * have the special meanings concatenate, or, and Kleene star respectively. For example, the regular expression 0.1 means a 0 followed by a 1, 0|1 means a 0 or a 1, and 1* means any number of 1’s. These special characters must be used in your submission.</text:p>
      <text:p text:style-name="Normal"/>
      <text:p text:style-name="Normal">Other special characters you might consider allowing as input are brackets () which can be used for grouping, + which means at least one of, and ? which means zero or one of</text:p>
      <text:p text:style-name="Normal"/>
      <text:p text:style-name="Normal">You might also decide to<text:s/>remove the concatenation character, so that 1.0 becomes 10, with the concatenation implicit. You may initially restrict the non-special characters your program works with to 0 and 1. However, you should at least attempt to expand these to all the digits, and the characters a to z, and A to Z.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Shields</meta:initial-creator>
    <dc:creator>John Shields</dc:creator>
    <meta:creation-date>2019-02-16T14:44:00Z</meta:creation-date>
    <dc:date>2019-03-07T11:22:00Z</dc:date>
    <meta:template xlink:href="Normal" xlink:type="simple"/>
    <meta:editing-cycles>3</meta:editing-cycles>
    <meta:editing-duration>PT0S</meta:editing-duration>
    <meta:document-statistic meta:page-count="1" meta:paragraph-count="2" meta:word-count="194" meta:character-count="1299" meta:row-count="9" meta:non-whitespace-character-count="1107"/>
  </office:meta>
</office:document-meta>
</file>